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4.983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4.411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2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T1" style:family="text">
      <style:text-properties fo:font-size="10pt" fo:font-weight="normal" fo:font-style="normal" style:font-size-asian="10pt" style:font-size-complex="10pt" style:font-weight-asian="normal" style:font-weight-complex="normal" style:font-style-asian="normal" style:font-style-complex="normal" style:font-name-asian="JetBrains Mono" style:font-name-complex="JetBrains Mono"/>
    </style:style>
    <style:style style:name="T2" style:family="text">
      <style:text-properties fo:color="#a9b7c6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8759"/>
    </style:style>
    <style:style style:name="T4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c7832"/>
    </style:style>
    <style:style style:name="T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a9b7c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repo</text:p>
          </table:table-cell>
          <table:table-cell table:style-name="Default" office:value-type="string" calcext:value-type="string">
            <text:p>git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maillist归档</text:p>
          </table:table-cell>
          <table:table-cell office:value-type="string" calcext:value-type="string">
            <text:p>maillist订阅</text:p>
          </table:table-cell>
        </table:table-row>
        <table:table-row table:style-name="ro2">
          <table:table-cell/>
          <table:table-cell table:style-name="ce1" office:value-type="string" calcext:value-type="string">
            <text:p>Rust-lang</text:p>
          </table:table-cell>
          <table:table-cell table:style-name="Default" office:value-type="string" calcext:value-type="string">
            <text:p>rust</text:p>
          </table:table-cell>
          <table:table-cell office:value-type="string" calcext:value-type="string">
            <text:p><text:span text:style-name="T1"><text:a xlink:href="https://github.com/rust-lang/rust.git" xlink:type="simple">https://github.com/rust-lang/rust.git</text:a></text:span></text:p>
          </table:table-cell>
          <table:table-cell office:value-type="string" calcext:value-type="string">
            <text:p>DONE</text:p>
          </table:table-cell>
          <table:table-cell table:style-name="ce3" office:value-type="string" office:string-value="{&quot;list_name&quot;: &quot;rust-dev&quot;,&quot;archive_type&quot;: &quot;pipermail&quot;,&quot;url_prefix&quot;: &quot;https://mail.mozilla.org/pipermail/rust-dev/&quot;}" calcext:value-type="string">
            <text:p><text:span text:style-name="T2">{</text:span><text:span text:style-name="T2"/><text:span text:style-name="T3">"list_name"</text:span><text:span text:style-name="T4">: </text:span><text:span text:style-name="T3">"rust-dev"</text:span><text:span text:style-name="T4">,</text:span><text:span text:style-name="T4"/><text:span text:style-name="T3">"archive_type"</text:span><text:span text:style-name="T4">: </text:span><text:span text:style-name="T3">"pipermail"</text:span><text:span text:style-name="T4">,</text:span><text:span text:style-name="T4"/><text:span text:style-name="T3">"url_prefix"</text:span><text:span text:style-name="T4">: </text:span><text:span text:style-name="T3">"https://mail.mozilla.org/pipermail/rust-dev/"</text:span><text:span text:style-name="T3"/><text:span text:style-name="T5">}</text:span>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cargo</text:p>
          </table:table-cell>
          <table:table-cell office:value-type="string" calcext:value-type="string">
            <text:p><text:span text:style-name="T1"><text:a xlink:href="https://github.com/rust-lang/cargo.git" xlink:type="simple">https://github.com/rust-lang/cargo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rfcs</text:p>
          </table:table-cell>
          <table:table-cell office:value-type="string" calcext:value-type="string">
            <text:p><text:span text:style-name="T1"><text:a xlink:href="https://github.com/rust-lang/rfcs.git" xlink:type="simple">https://github.com/rust-lang/rfcs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3de</text:p>
          </table:table-cell>
          <table:table-cell table:style-name="ce2" office:value-type="string" calcext:value-type="string">
            <text:p>o3de</text:p>
          </table:table-cell>
          <table:table-cell office:value-type="string" calcext:value-type="string">
            <text:p><text:span text:style-name="T1"><text:a xlink:href="https://github.com/o3de/o3de.git" xlink:type="simple">https://github.com/o3de/o3de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ernel</text:p>
          </table:table-cell>
          <table:table-cell office:value-type="string" calcext:value-type="string">
            <text:p>andrii_bpf-next</text:p>
          </table:table-cell>
          <table:table-cell office:value-type="string" calcext:value-type="string">
            <text:p><text:span text:style-name="T1"><text:a xlink:href="https://git.kernel/" xlink:type="simple">https://git.kernel</text:a></text:span><text:span text:style-name="T1">.org/pub/scm/linux/kernel/git/andrii/bpf-next.git</text:span>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 calcext:value-type="string">
            <text:p>ast_bpf</text:p>
          </table:table-cell>
          <table:table-cell table:style-name="ce2" office:value-type="string" calcext:value-type="string">
            <text:p>https://git.kernel.org/pub/scm/linux/kernel/git/ast/bpf.gi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pf_bpf-next</text:p>
          </table:table-cell>
          <table:table-cell office:value-type="string" calcext:value-type="string">
            <text:p><text:span text:style-name="T1"><text:a xlink:href="https://git/" xlink:type="simple">https://git</text:a></text:span><text:span text:style-name="T1">.kernel.org/pub/scm/linux/kernel/git/bpf/bpf-next.git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pf_bpf</text:p>
          </table:table-cell>
          <table:table-cell office:value-type="string" calcext:value-type="string">
            <text:p><text:span text:style-name="T1"><text:a xlink:href="https://git.kernel.org/pub/scm/linux/kernel/git/bpf/bpf.git" xlink:type="simple">https://git.kernel.org/pub/scm/linux/kernel/git/bpf/bpf.git</text:a>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borkman_bpf</text:p>
          </table:table-cell>
          <table:table-cell office:value-type="string" calcext:value-type="string">
            <text:p><text:span text:style-name="T1"><text:a xlink:href="https://git.kernel.org/pub/scm/linux/kernel/git/dborkman/bpf.git" xlink:type="simple">https://git.kernel.org/pub/scm/linux/kernel/git/dborkman/bpf.git</text:a></text:span>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Taichi-dev</text:p>
          </table:table-cell>
          <table:table-cell office:value-type="string" calcext:value-type="string">
            <text:p>taichi</text:p>
          </table:table-cell>
          <table:table-cell office:value-type="string" calcext:value-type="string">
            <text:p>https://github.com/taichi-dev/taichi.git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aichi_elements</text:p>
          </table:table-cell>
          <table:table-cell office:value-type="string" calcext:value-type="string">
            <text:p><text:span text:style-name="T1"><text:a xlink:href="https://github/" xlink:type="simple">https://github</text:a></text:span><text:span text:style-name="T1">.com/taichi-dev/taichi_elements.git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games201</text:p>
          </table:table-cell>
          <table:table-cell office:value-type="string" calcext:value-type="string">
            <text:p><text:span text:style-name="T1"><text:a xlink:href="https://github.com/taichi-dev/games201.git" xlink:type="simple">https://github.com/taichi-dev/games201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ioinfo-pf-curie</text:p>
          </table:table-cell>
          <table:table-cell office:value-type="string" calcext:value-type="string">
            <text:p>TMB</text:p>
          </table:table-cell>
          <table:table-cell office:value-type="string" calcext:value-type="string">
            <text:p><text:span text:style-name="T1"><text:a xlink:href="https://github.com/bioinfo-pf-curie/TMB.git" xlink:type="simple">https://github.com/bioinfo-pf-curie/TMB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piBWA</text:p>
          </table:table-cell>
          <table:table-cell office:value-type="string" calcext:value-type="string">
            <text:p><text:span text:style-name="T1"><text:a xlink:href="https://github.com/bioinfo-pf-curie/mpiBWA.git" xlink:type="simple">https://github.com/bioinfo-pf-curie/mpiBWA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rainings</text:p>
          </table:table-cell>
          <table:table-cell office:value-type="string" calcext:value-type="string">
            <text:p><text:span text:style-name="T1"><text:a xlink:href="https://github.com/bioinfo-pf-curie/trainings.git" xlink:type="simple">https://github.com/bioinfo-pf-curie/trainings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TC</text:p>
          </table:table-cell>
          <table:table-cell office:value-type="string" calcext:value-type="string">
            <text:p><text:span text:style-name="T1"><text:a xlink:href="https://github.com/bioinfo-pf-curie/HiTC.git" xlink:type="simple">https://github.com/bioinfo-pf-curie/HiTC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f-VIF</text:p>
          </table:table-cell>
          <table:table-cell office:value-type="string" calcext:value-type="string">
            <text:p><text:span text:style-name="T1"><text:a xlink:href="https://github.com/bioinfo-pf-curie/nf-VIF.git" xlink:type="simple">https://github.com/bioinfo-pf-curie/nf-VIF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niac</text:p>
          </table:table-cell>
          <table:table-cell office:value-type="string" calcext:value-type="string">
            <text:p><text:span text:style-name="T1"><text:a xlink:href="https://github.com/bioinfo-pf-curie/geniac.git" xlink:type="simple">https://github.com/bioinfo-pf-curie/geniac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os-ch</text:p>
          </table:table-cell>
          <table:table-cell office:value-type="string" calcext:value-type="string">
            <text:p>slf4j</text:p>
          </table:table-cell>
          <table:table-cell office:value-type="string" calcext:value-type="string">
            <text:p><text:span text:style-name="T1"><text:a xlink:href="https://github.com/qos-ch/slf4j.git" xlink:type="simple">https://github.com/qos-ch/slf4j.git</text:a></text:span></text:p>
          </table:table-cell>
          <table:table-cell office:value-type="string" calcext:value-type="string">
            <text:p>DONE</text:p>
          </table:table-cell>
          <table:table-cell table:style-name="ce3" office:value-type="string" office:string-value="{&quot;list_name&quot;: &quot;slf4j&quot;,&quot;archive_type&quot;: &quot;pipermail&quot;,&quot;url_prefix&quot;: &quot;http://mailman.qos.ch/pipermail/announce/&quot;}" calcext:value-type="string">
            <text:p><text:span text:style-name="T2">{</text:span><text:span text:style-name="T2"/><text:span text:style-name="T3">"list_name"</text:span><text:span text:style-name="T4">: </text:span><text:span text:style-name="T3">"slf4j"</text:span><text:span text:style-name="T4">,</text:span><text:span text:style-name="T4"/><text:span text:style-name="T3">"archive_type"</text:span><text:span text:style-name="T4">: </text:span><text:span text:style-name="T3">"pipermail"</text:span><text:span text:style-name="T4">,</text:span><text:span text:style-name="T4"/><text:span text:style-name="T3">"url_prefix"</text:span><text:span text:style-name="T4">: </text:span><text:span text:style-name="T3">"http://mailman.qos.ch/pipermail/announce/"</text:span><text:span text:style-name="T3"/><text:span text:style-name="T5">}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back</text:p>
          </table:table-cell>
          <table:table-cell office:value-type="string" calcext:value-type="string">
            <text:p><text:span text:style-name="T1"><text:a xlink:href="https://github.com/qos-ch/logback.git" xlink:type="simple">https://github.com/qos-ch/logback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load4j</text:p>
          </table:table-cell>
          <table:table-cell office:value-type="string" calcext:value-type="string">
            <text:p><text:span text:style-name="T1"><text:a xlink:href="https://github.com/qos-ch/reload4j.git" xlink:type="simple">https://github.com/qos-ch/reload4j.git</text:a></text:span>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00/00/00</text:date>, <text:time style:data-style-name="N2" text:time-value="17:19:44.4297300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7:19:55.950973527</meta:creation-date>
    <meta:editing-duration>PT1M53S</meta:editing-duration>
    <meta:editing-cycles>2</meta:editing-cycles>
    <meta:generator>LibreOffice/7.3.2.2$Linux_X86_64 LibreOffice_project/454130fadb9a820d3728b86ccb63c8f359d70528</meta:generator>
    <dc:date>2022-04-08T11:42:22.868542348</dc:date>
    <meta:document-statistic meta:table-count="1" meta:cell-count="72" meta:object-count="0"/>
  </office:meta>
</office:document-meta>
</file>